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7">
            <text:p>AA-29327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090.0">
            <text:p>609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6">
            <text:p>1.5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0">
            <text:p>AA-28380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4325.0">
            <text:p>4325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5">
            <text:p>2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HV-5225">
            <text:p>HV-5225</text:p>
          </table:table-cell>
          <table:table-cell office:value-type="float" office:value="54.4">
            <text:p>54.4</text:p>
          </table:table-cell>
          <table:table-cell office:value-type="float" office:value="-4.39">
            <text:p>-4.39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3">
            <text:p>-1.43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HV-5226">
            <text:p>HV-5226</text:p>
          </table:table-cell>
          <table:table-cell office:value-type="float" office:value="54.4">
            <text:p>54.4</text:p>
          </table:table-cell>
          <table:table-cell office:value-type="float" office:value="-4.39">
            <text:p>-4.39</text:p>
          </table:table-cell>
          <table:table-cell office:value-type="float" office:value="7825.0">
            <text:p>7825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6">
            <text:p>-3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2">
            <text:p>AA-28382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6720.0">
            <text:p>67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.04">
            <text:p>2.04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3">
            <text:p>AA-28383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6860.0">
            <text:p>68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25">
            <text:p>1.2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8384">
            <text:p>AA-28384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7075.0">
            <text:p>7075.0</text:p>
          </table:table-cell>
          <table:table-cell office:value-type="float" office:value="110.0">
            <text:p>11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69">
            <text:p>1.69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5">
            <text:p>AA-29325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505.0">
            <text:p>650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07">
            <text:p>1.0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6">
            <text:p>AA-29326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170.0">
            <text:p>61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6">
            <text:p>0.96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9">
            <text:p>AA-29329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5610.0">
            <text:p>561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2">
            <text:p>2.12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30">
            <text:p>AA-29330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4025.0">
            <text:p>402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4">
            <text:p>2.0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33">
            <text:p>AA-29333</text:p>
          </table:table-cell>
          <table:table-cell office:value-type="float" office:value="54.4">
            <text:p>54.4</text:p>
          </table:table-cell>
          <table:table-cell office:value-type="float" office:value="-4.36">
            <text:p>-4.36</text:p>
          </table:table-cell>
          <table:table-cell office:value-type="float" office:value="4635.0">
            <text:p>4635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09">
            <text:p>2.0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GonzalezEtal2000,ShennanEtal2018">
            <text:p>GonzalezEtal2000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738">
            <text:p>AA-29738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6730.0">
            <text:p>67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4">
            <text:p>0.1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52525">
            <text:p>AA-52525</text:p>
          </table:table-cell>
          <table:table-cell office:value-type="float" office:value="54.33">
            <text:p>54.33</text:p>
          </table:table-cell>
          <table:table-cell office:value-type="float" office:value="-4.38">
            <text:p>-4.38</text:p>
          </table:table-cell>
          <table:table-cell office:value-type="float" office:value="8770.0">
            <text:p>87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95">
            <text:p>-4.95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52526">
            <text:p>AA-52526</text:p>
          </table:table-cell>
          <table:table-cell office:value-type="float" office:value="54.33">
            <text:p>54.33</text:p>
          </table:table-cell>
          <table:table-cell office:value-type="float" office:value="-4.38">
            <text:p>-4.38</text:p>
          </table:table-cell>
          <table:table-cell office:value-type="float" office:value="9450.0">
            <text:p>945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15">
            <text:p>-5.15</text:p>
          </table:table-cell>
          <table:table-cell office:value-type="float" office:value="1.91">
            <text:p>1.91</text:p>
          </table:table-cell>
          <table:table-cell office:value-type="float" office:value="1.91">
            <text:p>1.91</text:p>
          </table:table-cell>
          <table:table-cell office:value-type="string" office:value="RobertsEtal2006,ShennanEtal2018">
            <text:p>RobertsEtal2006,ShennanEtal2018</text:p>
          </table:table-cell>
        </table:table-row>
        <table:table-row>
          <table:table-cell office:value-type="string" office:value="Isle_Of_Man">
            <text:p>Isle_Of_Man</text:p>
          </table:table-cell>
          <table:table-cell office:value-type="string" office:value="radiocarbon">
            <text:p>radiocarbon</text:p>
          </table:table-cell>
          <table:table-cell office:value-type="string" office:value="AA-29328">
            <text:p>AA-29328</text:p>
          </table:table-cell>
          <table:table-cell office:value-type="float" office:value="54.38">
            <text:p>54.38</text:p>
          </table:table-cell>
          <table:table-cell office:value-type="float" office:value="-4.5">
            <text:p>-4.5</text:p>
          </table:table-cell>
          <table:table-cell office:value-type="float" office:value="5990.0">
            <text:p>599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3">
            <text:p>1.43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RobertsEtal2006,ShennanEtal2018">
            <text:p>RobertsEtal200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